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_PANIFICAZIONE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Modulo: INFORMATICA SPECIALISTICA</text:p>
          </table:table-cell>
          <table:covered-table-cell table:number-columns-repeated="4"/>
        </table:table-row>
        <table:table-row table:style-name="ro2">
          <table:table-cell table:style-name="ce2" table:number-columns-spanned="5" table:number-rows-spanned="1"/>
          <table:covered-table-cell table:number-columns-repeated="4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GENERALITA' PC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ontaggio e smontaggio macchina, presentazione in plenaria</text:p>
          </table:table-cell>
          <table:table-cell table:style-name="ce4" office:value-type="string" calcext:value-type="string">
            <text:p>hardware e software</text:p>
            <text:p>componenti della macchina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5">
          <table:table-cell table:style-name="ce4" office:value-type="string" calcext:value-type="string">
            <text:p>ERGONOMI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malattie del lavoro del videoterminalista,</text:p>
            <text:p>prevenzione e sicurezza del videoterminalista e legislazione</text:p>
          </table:table-cell>
          <table:table-cell table:style-name="ce4" office:value-type="string" calcext:value-type="string">
            <text:p>osservazione rapporto con la macchina</text:p>
          </table:table-cell>
        </table:table-row>
        <table:table-row table:style-name="ro4">
          <table:table-cell table:style-name="ce4" office:value-type="string" calcext:value-type="string">
            <text:p>SISTEMI OPERATIVI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rainstorming e presentazione in plenaria</text:p>
          </table:table-cell>
          <table:table-cell table:style-name="ce4" office:value-type="string" calcext:value-type="string">
            <text:p>differenti sistemi operativi con esempi (Windows Mac Linux)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4">
          <table:table-cell table:style-name="ce4" office:value-type="string" calcext:value-type="string">
            <text:p>SISTEMA WINDOWS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visualizzazione alla lim di esempi</text:p>
          </table:table-cell>
          <table:table-cell table:style-name="ce4" office:value-type="string" calcext:value-type="string">
            <text:p>gestione cartelle, salva, salva con nome, taglia incolla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6">
          <table:table-cell table:style-name="ce4" office:value-type="string" calcext:value-type="string">
            <text:p>WORD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elaborazione al pc di progetto personale e in gruppo</text:p>
          </table:table-cell>
          <table:table-cell table:style-name="ce4" office:value-type="string" calcext:value-type="string">
            <text:p>comandi taglia copia incolla,</text:p>
            <text:p>importazione immagini,</text:p>
            <text:p>comandi trova e sostituisci,</text:p>
            <text:p>gestione layout pagina,</text:p>
            <text:p>gestione layout paragrafo,</text:p>
            <text:p>comandi interruzione pagina,</text:p>
            <text:p>creazione indice,</text:p>
            <text:p>creazione manuale di settore – progettazione,</text:p>
            <text:p>creazione manuale di settore – rifinitura,</text:p>
            <text:p>creazione manuale di settore – realizzazione,</text:p>
            <text:p>Tabelle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4">
          <table:table-cell table:style-name="ce4" office:value-type="string" calcext:value-type="string">
            <text:p>CENNI STORIA INFORMATICA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resa visione di immagini e video storici - lim</text:p>
          </table:table-cell>
          <table:table-cell table:style-name="ce4" office:value-type="string" calcext:value-type="string">
            <text:p>storia della macchina computazionale,</text:p>
            <text:p>Breve biografia Alan Turing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4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segnazione pc e presentazione regole lim</text:p>
          </table:table-cell>
          <table:table-cell table:style-name="ce4" office:value-type="string" calcext:value-type="string">
            <text:p>regole del centro per l'utilizzo della macchina</text:p>
          </table:table-cell>
          <table:table-cell table:style-name="ce4" office:value-type="string" calcext:value-type="string">
            <text:p>valutazione periodica stato macchina assegnata</text:p>
          </table:table-cell>
        </table:table-row>
        <table:table-row table:style-name="ro7">
          <table:table-cell table:style-name="ce4" office:value-type="string" calcext:value-type="string">
            <text:p>POWERPOINT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elaborazione al pc di progetto personale e in gruppo</text:p>
          </table:table-cell>
          <table:table-cell table:style-name="ce4" office:value-type="string" calcext:value-type="string">
            <text:p>temi,</text:p>
            <text:p>inserimento immagini,</text:p>
            <text:p>regole presentazione efficace,</text:p>
            <text:p>gestione slides,</text:p>
            <text:p>Inserimento mappe,</text:p>
            <text:p>collegamenti ipertestuali,</text:p>
            <text:p>inserimento link a pagina web,</text:p>
            <text:p>creazione temi personalizzati</text:p>
          </table:table-cell>
          <table:table-cell table:style-name="ce4" office:value-type="string" calcext:value-type="string">
            <text:p>valutazione elaborato finale</text:p>
          </table:table-cell>
        </table:table-row>
        <table:table-row table:style-name="ro4">
          <table:table-cell table:style-name="ce4" office:value-type="string" calcext:value-type="string">
            <text:p>ACCOUNT GOOGL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tilizzo pc</text:p>
          </table:table-cell>
          <table:table-cell table:style-name="ce4" office:value-type="string" calcext:value-type="string">
            <text:p>account google,</text:p>
            <text:p>utilizzo drive e gmail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8">
          <table:table-cell table:style-name="ce4" office:value-type="string" calcext:value-type="string">
            <text:p>ATTIVITA' ACCOGLIENZ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piegazioni e dimostrazioni pratiche attraverso l’uso del proiettore - Esercitazioni sull'uso dei comandi</text:p>
          </table:table-cell>
          <table:table-cell table:style-name="ce4" office:value-type="string" calcext:value-type="string">
            <text:p>valutazione prospettive percorso,</text:p>
            <text:p>Compilazione portfolio,</text:p>
            <text:p>utilità informatica settore estetica,</text:p>
            <text:p>struttura dell'ente e figure di riferimento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4">
          <table:table-cell table:style-name="ce4" office:value-type="string" calcext:value-type="string">
            <text:p>EDUCAZIONE CIVICA DIGITAL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plenaria, pc</text:p>
          </table:table-cell>
          <table:table-cell table:style-name="ce4" office:value-type="string" calcext:value-type="string">
            <text:p>cyberbullismo e legislazione,</text:p>
            <text:p>Tecniche autodifesa digitale</text:p>
          </table:table-cell>
          <table:table-cell table:style-name="ce4" office:value-type="string" calcext:value-type="string">
            <text:p>osservazione partecipazione in aula</text:p>
          </table:table-cell>
        </table:table-row>
        <table:table-row table:style-name="ro4">
          <table:table-cell table:style-name="ce4" office:value-type="string" calcext:value-type="string">
            <text:p>SOMMINISTRAZIONE PREREQUISITI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omministrazione test italiano</text:p>
          </table:table-cell>
          <table:table-cell table:style-name="ce4" office:value-type="string" calcext:value-type="string">
            <text:p>SOMMINISTRAZIONE TEST ITALIANO</text:p>
          </table:table-cell>
          <table:table-cell table:style-name="ce4"/>
        </table:table-row>
        <table:table-row table:style-name="ro3" table:number-rows-repeated="104855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4:18:48.729931091</dc:date>
    <meta:editing-duration>PT7M41S</meta:editing-duration>
    <meta:editing-cycles>5</meta:editing-cycles>
    <meta:generator>LibreOffice/7.3.7.2$Linux_X86_64 LibreOffice_project/30$Build-2</meta:generator>
    <meta:document-statistic meta:table-count="1" meta:cell-count="66" meta:object-count="0"/>
  </office:meta>
</office:document-meta>
</file>